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f017"/>
    </style:style>
    <style:style style:name="P2" style:family="paragraph" style:parent-style-name="Standard">
      <style:text-properties officeooo:rsid="0012f017" officeooo:paragraph-rsid="0012f017"/>
    </style:style>
    <style:style style:name="P3" style:family="paragraph" style:parent-style-name="Standard">
      <style:text-properties style:use-window-font-color="true" officeooo:rsid="0012f017" officeooo:paragraph-rsid="0012f017" fo:background-color="transparent"/>
    </style:style>
    <style:style style:name="P4" style:family="paragraph" style:parent-style-name="Standard">
      <style:text-properties style:use-window-font-color="true" officeooo:rsid="0014d879" officeooo:paragraph-rsid="0014d879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-v =&gt; ver versión</text:p>
      <text:p text:style-name="P2">mkdir test-eslint/</text:p>
      <text:p text:style-name="P2">_____</text:p>
      <text:p text:style-name="P2">npm init -y</text:p>
      <text:p text:style-name="P2">eslint –init</text:p>
      <text:p text:style-name="P2">(antes tenemos que instalar eslint como paquete global)</text:p>
      <text:p text:style-name="P2">use a popular styleguide</text:p>
      <text:p text:style-name="P2">Google for example</text:p>
      <text:p text:style-name="P2">formato Json</text:p>
      <text:p text:style-name="P2"/>
      <text:p text:style-name="P2">crea archivo .eslingrc.json</text:p>
      <text:p text:style-name="P2"/>
      <text:p text:style-name="P3">tenemos que instalar en sublime sublimeLinter-contrib-eslint</text:p>
      <text:p text:style-name="P3">en sublime =&gt; lint show errors.</text:p>
      <text:p text:style-name="P3"/>
      <text:p text:style-name="P3">npm install –save express</text:p>
      <text:p text:style-name="P3"/>
      <text:p text:style-name="P4"><text:a xlink:type="simple" xlink:href="https://github.com/roadhump/SublimeLinter-eslint">https://github.com/roadhump/SublimeLinter-eslint</text:a></text:p>
      <text:p text:style-name="P4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0:24:13.190523000</meta:creation-date>
    <dc:date>2016-08-29T11:15:19.252279000</dc:date>
    <meta:editing-duration>PT45M52S</meta:editing-duration>
    <meta:editing-cycles>2</meta:editing-cycles>
    <meta:generator>LibreOffice/4.2.4.2$MacOSX_X86_64 LibreOffice_project/63150712c6d317d27ce2db16eb94c2f3d7b699f8</meta:generator>
    <meta:document-statistic meta:table-count="0" meta:image-count="0" meta:object-count="0" meta:page-count="1" meta:paragraph-count="14" meta:word-count="50" meta:character-count="368" meta:non-whitespace-character-count="332"/>
  </office:meta>
</office:document-meta>
</file>